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009220681647" calcext:value-type="float">
            <text:p>26.5009220681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6269731698797" calcext:value-type="float">
            <text:p>53.6269731698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.112521941697" calcext:value-type="float">
            <text:p>113.1125219416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322.2607279173" calcext:value-type="float">
            <text:p>14322.2607279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.753545892432" calcext:value-type="float">
            <text:p>212.753545892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71.34201151913" calcext:value-type="float">
            <text:p>2871.342011519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65.06084264145" calcext:value-type="float">
            <text:p>6265.060842641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876.1536563297" calcext:value-type="float">
            <text:p>18876.1536563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8:02:28.049629346</meta:creation-date>
    <dc:date>2026-02-01T18:22:30.849853257</dc:date>
    <meta:editing-duration>PT20M3S</meta:editing-duration>
    <meta:editing-cycles>2</meta:editing-cycles>
    <meta:generator>LibreOffice/24.2.7.2$Linux_X86_64 LibreOffice_project/420$Build-2</meta:generator>
    <meta:document-statistic meta:table-count="1" meta:cell-count="18" meta:object-count="0"/>
  </office:meta>
</office:document-meta>
</file>